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CommonHandler.processingInstructionForMapping( String target , String data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40">
            <text:p text:style-name="Table_20_Contents">40</text:p>
          </table:table-cell>
          <table:table-cell office:value-type="float" office:value="80">
            <text:p text:style-name="Table_20_Contents">80</text:p>
          </table:table-cell>
        </table:table-row>
        <table:table-row>
          <table:table-cell office:value-type="string">
            <text:p text:style-name="Table_20_Contents">XmlCommonHandler.setMissingPIExceptionFlag( boolean fl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CommonHandler.setterOf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Entry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mlCommonHandler.endElement( java . lang . String uri , java . lang . String localName , java . lang . String qName )</text:p>
          </table:table-cell>
          <table:table-cell office:value-type="float" office:value="24">
            <text:p text:style-name="Table_20_Contents">24</text:p>
          </table:table-cell>
          <table:table-cell office:value-type="float" office:value="26">
            <text:p text:style-name="Table_20_Contents">26</text:p>
          </table:table-cell>
          <table:table-cell office:value-type="float" office:value="119">
            <text:p text:style-name="Table_20_Contents">119</text:p>
          </table:table-cell>
        </table:table-row>
        <table:table-row>
          <table:table-cell office:value-type="string">
            <text:p text:style-name="Table_20_Contents">XmlCommonHandler.get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CommonHandler.adderOf( Class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CommonHandler.setContext( Map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CommonHandler.characters( char [ ] ch , int offse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CommonHandler.addPI( String piname , Class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CommonHandler.setTrace( boolean tr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CommonHandler.setObjectContext( Object objec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XmlCommonHandler.g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CommonHandler.XmlCommon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CommonHandler.processingInstruction( String target ,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ypeEntry.TypeEntry( Object instanceFactory , Class castClass , Method defaultAddMethod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XmlCommonHandler.setDefaultType( Object instanceFactory , Class castClass , Method defaultAddMetho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XmlCommonHandler.setColumnNumber( int column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CommonHandler.setterOf( Class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CommonHandler.adderOf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CommonHandler.setObjectParent( Object object , Object par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XmlCommonHandler.addType( String qname , Object instanceFactory , Class castClass , Method defaultAddMetho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mlCommonHandler.invokeProcess( Object objec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XmlStackElement.XmlStackElement( String qname ,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CommonHandler.trace( String ms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CommonHandler.setLineNumber( int line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CommonHandler.startElement( String uri , String localName , String qName , Properties attrib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25">
            <text:p text:style-name="Table_20_Contents">25</text:p>
          </table:table-cell>
          <table:table-cell office:value-type="float" office:value="98">
            <text:p text:style-name="Table_20_Contents">9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